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38cm" svg:height="1.138cm" svg:x="13.16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47cm" svg:height="1.138cm" svg:x="14.666cm" svg:y="8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937cm" svg:height="1.186cm" svg:x="22.109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5:17.706807756</dc:date>
    <dc:creator>elucterio </dc:creator>
    <meta:editing-duration>PT3H46M15S</meta:editing-duration>
    <meta:editing-cycles>7</meta:editing-cycles>
    <meta:generator>LibreOffice/4.2.8.2$Linux_X86_64 LibreOffice_project/420m0$Build-2</meta:generator>
    <meta:document-statistic meta:object-count="6"/>
  </office:meta>
</office:document-meta>
</file>